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2" svg:font-family="OpenSymbol" style:font-charset="x-symbol"/>
    <style:font-face style:name="OpenSymbol1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2" style:family="paragraph" style:parent-style-name="Standard">
      <style:text-properties fo:font-size="15pt" fo:language="en" fo:country="GB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5pt" fo:language="en" fo:country="GB" style:text-underline-style="none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fo:language="en" fo:country="GB" style:text-underline-style="none" style:font-size-asian="13.1000003814697pt" style:font-size-complex="15pt"/>
    </style:style>
    <style:style style:name="P5" style:family="paragraph" style:parent-style-name="Standard">
      <style:text-properties fo:language="en" fo:country="GB" fo:font-weight="normal" style:font-weight-asian="normal" style:font-weight-complex="normal"/>
    </style:style>
    <style:style style:name="P6" style:family="paragraph" style:parent-style-name="Standard">
      <style:text-properties fo:language="en" fo:country="GB" style:text-underline-style="none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GB" style:text-underline-style="none"/>
    </style:style>
    <style:style style:name="P8" style:family="paragraph" style:parent-style-name="Standard">
      <style:paragraph-properties fo:text-align="center" style:justify-single-word="false"/>
      <style:text-properties fo:language="en" fo:country="GB" style:text-underline-style="solid" style:text-underline-width="auto" style:text-underline-color="font-color"/>
    </style:style>
    <style:style style:name="P9" style:family="paragraph" style:parent-style-name="Standard">
      <style:text-properties fo:font-size="13pt" fo:language="en" fo:country="GB" fo:font-weight="normal" style:font-size-asian="13pt" style:font-weight-asian="normal" style:font-size-complex="13pt" style:font-weight-complex="normal"/>
    </style:style>
    <style:style style:name="P10" style:family="paragraph" style:parent-style-name="Standard">
      <style:text-properties fo:font-size="13pt" fo:language="en" fo:country="GB" fo:font-weight="normal" fo:background-color="#ffffff" style:font-size-asian="13pt" style:font-weight-asian="normal" style:font-size-complex="13pt" style:font-weight-complex="normal"/>
    </style:style>
    <style:style style:name="P11" style:family="paragraph" style:parent-style-name="Standard">
      <style:text-properties fo:font-size="13pt" fo:language="en" fo:country="GB" style:text-underline-style="none" fo:font-weight="normal" fo:background-color="#ffffff" style:font-size-asian="13pt" style:font-weight-asian="normal" style:font-size-complex="13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3pt" fo:language="en" fo:country="GB" style:text-underline-style="none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6pt" fo:language="en" fo:country="GB" style:text-underline-style="solid" style:text-underline-width="auto" style:text-underline-color="font-color" style:font-size-asian="16pt" style:font-size-complex="16pt"/>
    </style:style>
    <style:style style:name="P14" style:family="paragraph" style:parent-style-name="Standard">
      <style:paragraph-properties loext:contextual-spacing="false" fo:margin-top="0cm" fo:margin-bottom="0cm"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15" style:family="paragraph" style:parent-style-name="Standard" style:list-style-name="L1">
      <style:text-properties fo:language="en" fo:country="GB"/>
    </style:style>
    <style:style style:name="P16" style:family="paragraph" style:parent-style-name="Standard" style:list-style-name="L1">
      <style:text-properties fo:language="en" fo:country="GB" fo:font-weight="normal" style:font-weight-asian="normal" style:font-weight-complex="normal"/>
    </style:style>
    <style:style style:name="P17" style:family="paragraph" style:parent-style-name="Standard" style:list-style-name="L2">
      <style:text-properties fo:language="en" fo:country="GB" fo:font-weight="normal" style:font-weight-asian="normal" style:font-weight-complex="normal"/>
    </style:style>
    <style:style style:name="P18" style:family="paragraph" style:parent-style-name="Standard" style:list-style-name="L4">
      <style:text-properties fo:language="en" fo:country="GB" fo:font-weight="normal" style:font-weight-asian="normal" style:font-weight-complex="normal"/>
    </style:style>
    <style:style style:name="P19" style:family="paragraph" style:parent-style-name="Standard" style:list-style-name="L5">
      <style:text-properties fo:language="en" fo:country="GB" fo:font-weight="normal" style:font-weight-asian="normal" style:font-weight-complex="normal"/>
    </style:style>
    <style:style style:name="P20" style:family="paragraph" style:parent-style-name="Standard" style:list-style-name="L3">
      <style:text-properties fo:language="en" fo:country="GB"/>
    </style:style>
    <style:style style:name="P21" style:family="paragraph" style:parent-style-name="Standard">
      <style:text-properties fo:language="en" fo:country="GB" style:text-underline-style="none" fo:font-weight="bold" fo:background-color="#ffffff" style:font-weight-asian="bold" style:font-weight-complex="bold"/>
    </style:style>
    <style:style style:name="P22" style:family="paragraph" style:parent-style-name="Standard" style:list-style-name="L6">
      <style:text-properties fo:language="en" fo:country="GB" style:text-underline-style="none" fo:font-weight="normal" style:font-weight-asian="normal" style:font-weight-complex="normal"/>
    </style:style>
    <style:style style:name="P23" style:family="paragraph" style:parent-style-name="Standard" style:list-style-name="L6">
      <style:text-properties fo:language="en" fo:country="GB" style:text-underline-style="none" fo:font-weight="normal" fo:background-color="#ffffff" style:font-weight-asian="normal" style:font-weight-complex="normal"/>
    </style:style>
    <style:style style:name="P24" style:family="paragraph" style:parent-style-name="Standard" style:list-style-name="L7">
      <style:paragraph-properties fo:text-align="start" style:justify-single-word="false"/>
      <style:text-properties fo:language="en" fo:country="GB" style:text-underline-style="none"/>
    </style:style>
    <style:style style:name="P25" style:family="paragraph" style:parent-style-name="Standard" style:list-style-name="L3">
      <style:text-properties fo:color="#000000" fo:font-size="12pt" fo:language="en" fo:country="GB" style:font-size-asian="12pt" style:font-size-complex="12pt"/>
    </style:style>
    <style:style style:name="P26" style:family="paragraph" style:parent-style-name="Standard">
      <style:text-properties fo:font-size="13pt" fo:language="en" fo:country="GB" style:text-underline-style="none" fo:font-weight="normal" fo:background-color="#ffffff" style:font-size-asian="13pt" style:font-weight-asian="normal" style:font-size-complex="13pt" style:font-weight-complex="normal"/>
    </style:style>
    <style:style style:name="P27" style:family="paragraph" style:parent-style-name="Standard" style:list-style-name="L6">
      <style:text-properties fo:font-size="12pt" fo:language="en" fo:country="GB" style:text-underline-style="none" fo:font-weight="normal" fo:background-color="#ffffff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29" style:family="paragraph" style:parent-style-name="Standard" style:list-style-name="L9">
      <style:paragraph-properties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30" style:family="paragraph" style:parent-style-name="Standard" style:list-style-name="L10">
      <style:paragraph-properties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31" style:family="paragraph" style:parent-style-name="Standard" style:list-style-name="L11">
      <style:paragraph-properties fo:text-align="start" style:justify-single-word="false"/>
      <style:text-properties fo:font-size="12pt" fo:language="en" fo:country="GB" style:text-underline-style="none" style:font-size-asian="10.5pt" style:font-size-complex="12pt"/>
    </style:style>
    <style:style style:name="P32" style:family="paragraph" style:parent-style-name="Standard" style:list-style-name="L12">
      <style:paragraph-properties fo:text-align="start" style:justify-single-word="false"/>
    </style:style>
    <style:style style:name="P33" style:family="paragraph" style:parent-style-name="Standard" style:list-style-name="L12">
      <style:paragraph-properties fo:text-align="start" style:justify-single-word="false"/>
      <style:text-properties fo:language="en" fo:country="US" style:text-underline-style="none" fo:font-weight="normal" fo:background-color="#ffffff" style:font-weight-asian="normal" style:font-weight-complex="normal"/>
    </style:style>
    <style:style style:name="P34" style:family="paragraph" style:parent-style-name="Standard" style:list-style-name="L12">
      <style:paragraph-properties fo:text-align="start" style:justify-single-word="false"/>
      <style:text-properties fo:language="en" fo:country="US" style:text-underline-style="none" fo:font-weight="normal" fo:background-color="#ffff00" style:font-weight-asian="normal" style:font-weight-complex="normal"/>
    </style:style>
    <style:style style:name="P35" style:family="paragraph" style:parent-style-name="Standard" style:list-style-name="L12">
      <style:paragraph-properties fo:text-align="start" style:justify-single-word="false"/>
      <style:text-properties fo:language="en" fo:country="US" fo:font-style="normal" style:text-underline-style="none" fo:font-weight="normal" fo:background-color="#ffffff" style:font-style-asian="normal" style:font-weight-asian="normal" style:font-style-complex="normal" style:font-weight-complex="normal"/>
    </style:style>
    <style:style style:name="P36" style:family="paragraph" style:parent-style-name="Standard" style:list-style-name="L11">
      <style:paragraph-properties loext:contextual-spacing="false" fo:margin-top="0cm" fo:margin-bottom="0cm" fo:text-align="start" style:justify-single-word="false"/>
      <style:text-properties style:font-name="Liberation Serif" fo:font-size="12pt" fo:language="en" fo:country="GB" style:text-underline-style="none" style:font-size-asian="10.5pt" style:font-size-complex="12pt"/>
    </style:style>
    <style:style style:name="P37" style:family="paragraph" style:parent-style-name="Midnightblue_7e_LT_7e_Gliederung_20_1" style:list-style-name="L11">
      <style:paragraph-properties loext:contextual-spacing="false" fo:margin-top="0cm" fo:margin-bottom="0cm" fo:text-align="start" style:justify-single-word="false"/>
      <style:text-properties style:font-name="Liberation Serif" fo:font-size="12pt" fo:language="en" fo:country="GB" style:text-underline-style="none" style:font-size-asian="12pt" style:font-size-complex="12pt"/>
    </style:style>
    <style:style style:name="P38" style:family="paragraph" style:parent-style-name="Midnightblue_7e_LT_7e_Gliederung_20_1" style:list-style-name="L11">
      <style:paragraph-properties loext:contextual-spacing="false" fo:margin-top="0cm" fo:margin-bottom="0cm"/>
      <style:text-properties style:font-name="Liberation Serif" fo:font-size="12pt" fo:language="en" fo:country="GB" style:font-size-asian="12pt" style:font-size-complex="12pt"/>
    </style:style>
    <style:style style:name="P39" style:family="paragraph" style:parent-style-name="Midnightblue_7e_LT_7e_Gliederung_20_1" style:list-style-name="L11">
      <style:paragraph-properties loext:contextual-spacing="false" fo:margin-top="0cm" fo:margin-bottom="0cm"/>
      <style:text-properties style:font-name="Liberation Serif" fo:font-size="12pt" fo:language="en" fo:country="GB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fo:background-color="#ffffff" style:font-weight-asian="normal" style:font-weight-complex="normal" loext:char-shading-value="0"/>
    </style:style>
    <style:style style:name="T3" style:family="text">
      <style:text-properties fo:font-weight="normal" fo:background-color="#ffffff" style:font-weight-asian="normal" style:font-weight-complex="normal" loext:char-shading-value="0"/>
    </style:style>
    <style:style style:name="T4" style:family="text">
      <style:text-properties fo:font-weight="normal" fo:background-color="#ffffff" style:font-weight-asian="normal" style:font-weight-complex="normal" loext:char-shading-value="0"/>
    </style:style>
    <style:style style:name="T5" style:family="text">
      <style:text-properties fo:language="en" fo:country="GB"/>
    </style:style>
    <style:style style:name="T6" style:family="text">
      <style:text-properties fo:language="en" fo:country="GB" fo:font-style="normal" style:font-style-asian="normal" style:font-style-complex="normal"/>
    </style:style>
    <style:style style:name="T7" style:family="text">
      <style:text-properties style:text-position="super 58%" fo:font-weight="normal" style:font-weight-asian="normal" style:font-weight-complex="normal"/>
    </style:style>
    <style:style style:name="T8" style:family="text">
      <style:text-properties style:text-position="super 58%" fo:background-color="#ffffff" loext:char-shading-value="0"/>
    </style:style>
    <style:style style:name="T9" style:family="text">
      <style:text-properties fo:language="en" fo:country="US" style:text-underline-style="none" fo:font-weight="normal" fo:background-color="#ffffff" style:font-weight-asian="normal" style:font-weight-complex="normal" loext:char-shading-value="0"/>
    </style:style>
    <style:style style:name="T10" style:family="text">
      <style:text-properties fo:language="en" fo:country="US" style:text-underline-style="none" fo:font-weight="normal" fo:background-color="#ffffff" style:font-weight-asian="normal" style:font-weight-complex="normal" loext:char-shading-value="0"/>
    </style:style>
    <style:style style:name="T11" style:family="text">
      <style:text-properties fo:language="en" fo:country="US" style:text-underline-style="none" fo:font-weight="normal" fo:background-color="#ffffff" style:font-weight-asian="normal" style:font-weight-complex="normal" loext:char-shading-value="0"/>
    </style:style>
    <style:style style:name="T12" style:family="text">
      <style:text-properties fo:language="en" fo:country="US" style:text-underline-style="none" fo:font-weight="normal" fo:background-color="#ffffff" style:font-weight-asian="normal" style:font-weight-complex="normal" loext:char-shading-value="0"/>
    </style:style>
    <style:style style:name="T13" style:family="text">
      <style:text-properties fo:language="en" fo:country="US" style:text-underline-style="none" fo:font-weight="normal" fo:background-color="#ffffff" style:font-weight-asian="normal" style:font-weight-complex="normal" loext:char-shading-value="0"/>
    </style:style>
    <style:style style:name="T14" style:family="text">
      <style:text-properties fo:language="en" fo:country="US" fo:font-style="normal" style:text-underline-style="none" fo:font-weight="normal" fo:background-color="#ffffff" style:font-style-asian="normal" style:font-weight-asian="normal" style:font-style-complex="normal" style:font-weight-complex="normal" loext:char-shading-value="0"/>
    </style:style>
    <style:style style:name="T15" style:family="text">
      <style:text-properties fo:language="en" fo:country="US" fo:font-style="normal" style:text-underline-style="none" fo:font-weight="normal" fo:background-color="#ffffff" style:font-style-asian="normal" style:font-weight-asian="normal" style:font-style-complex="normal" style:font-weight-complex="normal" loext:char-shading-value="0"/>
    </style:style>
    <style:style style:name="T16" style:family="text">
      <style:text-properties fo:language="en" fo:country="US" fo:font-style="normal" style:text-underline-style="none" fo:font-weight="normal" fo:background-color="#ffffff" style:font-style-asian="normal" style:font-weight-asian="normal" style:font-style-complex="normal" style:font-weight-complex="normal" loext:char-shading-value="0"/>
    </style:style>
    <style:style style:name="T17" style:family="text">
      <style:text-properties fo:background-color="#ffffff" loext:char-shading-value="0"/>
    </style:style>
    <style:style style:name="T18" style:family="text">
      <style:text-properties fo:background-color="#ffffff" loext:char-shading-value="0"/>
    </style:style>
    <style:style style:name="T19" style:family="text">
      <style:text-properties fo:background-color="#ffffff" loext:char-shading-value="0"/>
    </style:style>
    <style:style style:name="T20" style:family="text">
      <style:text-properties fo:background-color="#ffffff" loext:char-shading-value="0"/>
    </style:style>
    <style:style style:name="T21" style:family="text">
      <style:text-properties fo:background-color="#ffffff" loext:char-shading-value="0"/>
    </style:style>
    <style:style style:name="T22" style:family="text">
      <style:text-properties fo:background-color="#ffffff" loext:char-shading-value="0"/>
    </style:style>
    <style:style style:name="T23" style:family="text">
      <style:text-properties fo:background-color="#ffffff" loext:char-shading-value="0"/>
    </style:style>
    <style:style style:name="T24" style:family="text">
      <style:text-properties fo:background-color="#ffffff" loext:char-shading-value="0"/>
    </style:style>
    <style:style style:name="T25" style:family="text">
      <style:text-properties style:text-underline-style="solid" style:text-underline-width="auto" style:text-underline-color="font-color" fo:font-weight="normal" fo:background-color="#ffffff" style:font-weight-asian="normal" style:font-weight-complex="normal" loext:char-shading-value="0"/>
    </style:style>
    <style:style style:name="T26" style:family="text">
      <style:text-properties style:text-underline-style="none" fo:background-color="#ffffff" loext:char-shading-value="0"/>
    </style:style>
    <style:style style:name="T27" style:family="text">
      <style:text-properties style:text-underline-style="none" fo:background-color="#ffffff" loext:char-shading-value="0"/>
    </style:style>
    <style:style style:name="T28" style:family="text">
      <style:text-properties style:text-underline-style="none" fo:background-color="#ffffff" loext:char-shading-value="0"/>
    </style:style>
    <style:style style:name="T29" style:family="text">
      <style:text-properties style:text-underline-style="none" fo:background-color="#ffffff" loext:char-shading-value="0"/>
    </style:style>
    <style:style style:name="T30" style:family="text">
      <style:text-properties fo:font-size="12pt" fo:language="en" fo:country="GB" style:text-underline-style="none" style:font-size-asian="10.5pt" style:font-size-complex="12pt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andout Populism</text:p>
      <text:p text:style-name="P8"/>
      <text:p text:style-name="P2">1. Agrarian Populism (Margaret Canovan 1981)</text:p>
      <text:list xml:id="list3201590744978659732" text:style-name="L1">
        <text:list-item>
          <text:p text:style-name="P15"><text:span text:style-name="T1">agrarian populism emerged within the 19</text:span><text:span text:style-name="T7">th</text:span><text:span text:style-name="T1"> century in the United States around farmers in the “heartland” and as a cultural movement of urban elites in tsarist Russia (also in Poland)</text:span></text:p>
        </text:list-item>
        <text:list-item>
          <text:p text:style-name="P16">peasants were seen as morally and economically the basis for a good society</text:p>
        </text:list-item>
        <text:list-item>
          <text:p text:style-name="P16">agrarian economy was seen as the most important foundation for the whole state economy</text:p>
        </text:list-item>
        <text:list-item>
          <text:p text:style-name="P16">aim was to strengthen the position of small farms owned by families</text:p>
        </text:list-item>
        <text:list-item>
          <text:p text:style-name="P16">main demands were better rural education and self-government in rural communities</text:p>
        </text:list-item>
        <text:list-item>
          <text:p text:style-name="P16">agrarian populism can be seen as progressive movement because:</text:p>
          <text:list>
            <text:list-item>
              <text:p text:style-name="P16">demand for radical economic reforms for small peasant communities who build the backbone of the economy</text:p>
            </text:list-item>
            <text:list-item>
              <text:p text:style-name="P16">demand for better education in rural areas as well as better health services and strong and direct participation opportunities for peasantry</text:p>
            </text:list-item>
          </text:list>
        </text:list-item>
        <text:list-item>
          <text:p text:style-name="P16">agrarian populist were always strong anti-capitalist and anti-liberal</text:p>
        </text:list-item>
        <text:list-item>
          <text:p text:style-name="P16">capitalism was often seen as foreign intervention brought by “aliens” or anti-state elites which</text:p>
        </text:list-item>
        <text:list-item>
          <text:p text:style-name="P15"><text:span text:style-name="T1">resulted often in </text:span><text:span text:style-name="T1">anti-Semitic</text:span><text:span text:style-name="T1"> position</text:span><text:span text:style-name="T1">s</text:span></text:p>
        </text:list-item>
      </text:list>
      <text:p text:style-name="P5"/>
      <text:p text:style-name="P2">2. Polish Populism: From Napoleon to EU-membership</text:p>
      <text:p text:style-name="P5"/>
      <text:p text:style-name="P9">2.1 Partitioned Poland (1850's to 1920)</text:p>
      <text:list xml:id="list3051159357661636637" text:style-name="L2">
        <text:list-item>
          <text:p text:style-name="P17"><text:span text:style-name="T17">emancipation of the peasantry </text:span><text:span text:style-name="T17">started during the Napoleonic wars in the beginning 19</text:span><text:span text:style-name="T8">th</text:span><text:span text:style-name="T17"> century</text:span></text:p>
        </text:list-item>
        <text:list-item>
          <text:p text:style-name="P17"><text:span text:style-name="T17">roman catholic church advocated and supported </text:span><text:span text:style-name="T17">peasantry</text:span><text:span text:style-name="T17"> and had anti-capitalistic view</text:span></text:p>
        </text:list-item>
        <text:list-item>
          <text:p text:style-name="P17"><text:span text:style-name="T17">1895 Polish </text:span><text:span text:style-name="T17">Peasant</text:span><text:span text:style-name="T17"> Party (P</text:span><text:span text:style-name="T17">S</text:span><text:span text:style-name="T17">L) was established </text:span><text:span text:style-name="T17">and 1905-1907 House of Habsburg and the Tsar Nicolaus II. </text:span><text:span text:style-name="T17">o</text:span><text:span text:style-name="T17">f Russia accepted party after massive agrarian strikes and demonstrations</text:span></text:p>
        </text:list-item>
        <text:list-item>
          <text:p text:style-name="P17"><text:span text:style-name="T17">many different </text:span><text:span text:style-name="T17">peasant </text:span><text:span text:style-name="T17">movements fought their </text:span><text:span text:style-name="T17">occupation</text:span><text:span text:style-name="T17"> (Habsburg or Russian rule) </text:span><text:span text:style-name="T17">1850-1920</text:span></text:p>
        </text:list-item>
        <text:list-item>
          <text:p text:style-name="P17"><text:span text:style-name="T17">youth organization emerged and did </text:span><text:span text:style-name="T17">grassroots-mobilization</text:span><text:span text:style-name="T17"> through education and </text:span><text:span text:style-name="T17">politicization </text:span><text:span text:style-name="T17">of rural population </text:span><text:span text:style-name="T17">and had a strong nationalistic element</text:span></text:p>
        </text:list-item>
      </text:list>
      <text:p text:style-name="P5"/>
      <text:p text:style-name="P10">2.2. Inter-War Period (1920-1939)</text:p>
      <text:list xml:id="list3076818615799572711" text:style-name="L3">
        <text:list-item>
          <text:p text:style-name="P25">after independence in 1918 PSL was only 2,5 years in power with medium success until 1926 </text:p>
        </text:list-item>
        <text:list-item>
          <text:p text:style-name="P20"><text:span text:style-name="T2">saw neither </text:span><text:span text:style-name="T2">Marxism</text:span><text:span text:style-name="T2"> nor </text:span><text:span text:style-name="T2">C</text:span><text:span text:style-name="T2">apitalism </text:span><text:span text:style-name="T2">as a</text:span><text:span text:style-name="T2"> good way → small </text:span><text:span text:style-name="T2">scale</text:span><text:span text:style-name="T2"> family farms </text:span><text:span text:style-name="T2">as best way</text:span></text:p>
        </text:list-item>
        <text:list-item>
          <text:p text:style-name="P20"><text:span text:style-name="T2">WW II interrupted ongoing transformation process but </text:span><text:span text:style-name="T2">youth organization had a </text:span><text:span text:style-name="T25">great legacy</text:span></text:p>
        </text:list-item>
      </text:list>
      <text:p text:style-name="P21"/>
      <text:p text:style-name="P11">2.3 WW II and communist rule (1939-1989)</text:p>
      <text:list xml:id="list8278186833451365715" text:style-name="L4">
        <text:list-item>
          <text:p text:style-name="P18"><text:span text:style-name="T26">forced </text:span><text:span text:style-name="T26">labor</text:span><text:span text:style-name="T26">, high taxation and discrimination led to mass resistance </text:span><text:span text:style-name="T26">in the peasantry </text:span></text:p>
        </text:list-item>
        <text:list-item>
          <text:p text:style-name="P18"><text:span text:style-name="T26">during the </text:span><text:span text:style-name="T26">end of </text:span><text:span text:style-name="T26">WW II</text:span><text:span text:style-name="T26"> it became clear that Poland will fall under the UDSSR rule</text:span></text:p>
        </text:list-item>
        <text:list-item>
          <text:p text:style-name="P18"><text:span text:style-name="T26">Polish Worker's Party (</text:span><text:span text:style-name="T26">PPR</text:span><text:span text:style-name="T26">)</text:span><text:span text:style-name="T26"> wanted fast industrialization </text:span><text:span text:style-name="T26">+</text:span><text:span text:style-name="T26"> urbanization at the </text:span><text:span text:style-name="T26">cost</text:span><text:span text:style-name="T26"> of rural population→ Peasant </text:span><text:span text:style-name="T26">Party (PSL)</text:span><text:span text:style-name="T26"> Resistance could be a serious obstacle to communist hegemony </text:span></text:p>
        </text:list-item>
        <text:list-item>
          <text:p text:style-name="P18">United Polish Workers' Party (UPWP) organized sister party United Peasant Party (UPP) → transmission belt for the peasant masses and attempted to attract peasants to communist party</text:p>
        </text:list-item>
      </text:list>
      <text:p text:style-name="P5"/>
      <text:p text:style-name="P9">2.4 Collectivization Process and Legacy of youth organizations</text:p>
      <text:list xml:id="list7742247129955550911" text:style-name="L5">
        <text:list-item>
          <text:p text:style-name="P19"><text:soft-page-break/>from 1944-1950 UPP proclaimed no collectivization of agriculture</text:p>
        </text:list-item>
        <text:list-item>
          <text:p text:style-name="P19">from 1950 this changed and process to collectivization was planned</text:p>
        </text:list-item>
        <text:list-item>
          <text:p text:style-name="P19">in 1950 opposition among peasantry emerged since they were attached to their individual farms → resulted in a slow-down strike and was supported by church → led to food shortage in the cities </text:p>
        </text:list-item>
        <text:list-item>
          <text:p text:style-name="P19">some more attempts by communist to outplay the peasantry and start collectivization process again</text:p>
        </text:list-item>
        <text:list-item>
          <text:p text:style-name="P19">demand for neo-agrarianism with traditional agrarian values and modern technology and science</text:p>
        </text:list-item>
      </text:list>
      <text:p text:style-name="P6"/>
      <text:p text:style-name="P11">2.5 Regained independence and EU-membership (1989-2004)</text:p>
      <text:list xml:id="list1920355329795214619" text:style-name="L6">
        <text:list-item>
          <text:p text:style-name="P23">in 1992 80% of the territory was owned by small family owned farms</text:p>
        </text:list-item>
        <text:list-item>
          <text:p text:style-name="P22"><text:span text:style-name="T17">parties are able to speak on behalf of 4 </text:span><text:span text:style-name="T17">m</text:span><text:span text:style-name="T17">io. individual peasants + agrarian workers, skilled professionals who never lost their bonds to their rural heritage</text:span></text:p>
        </text:list-item>
        <text:list-item>
          <text:p text:style-name="P23">important is imagined link to peasantry not actual work or place of stay</text:p>
        </text:list-item>
        <text:list-item>
          <text:p text:style-name="P23">traditions are safeguarded by the church → link between conservatism, religion and populism</text:p>
        </text:list-item>
        <text:list-item>
          <text:p text:style-name="P27">difficulties to divide party landscape on left-right populism scale</text:p>
        </text:list-item>
      </text:list>
      <text:p text:style-name="P3"/>
      <text:p text:style-name="P3">3. Development of the Party System:</text:p>
      <text:p text:style-name="P7"/>
      <text:p text:style-name="P12">3.1 Polish Parties</text:p>
      <text:list xml:id="list1848445266887279434" text:style-name="L7">
        <text:list-item>
          <text:p text:style-name="P24">three populist parties: PiS (Law and Justice), LPR (Legue of Polish Families) and SRP (Self-Defence)</text:p>
        </text:list-item>
        <text:list-item>
          <text:p text:style-name="P24">since 2005 very week left-wing parties</text:p>
        </text:list-item>
        <text:list-item>
          <text:p text:style-name="P24">PO only stable liberal party</text:p>
        </text:list-item>
        <text:list-item>
          <text:p text:style-name="P24">after 2007 PiS swallowed most voters of LPR and SRP</text:p>
        </text:list-item>
      </text:list>
      <text:p text:style-name="P7"/>
      <text:p text:style-name="P12">3.2 Development</text:p>
      <text:list xml:id="list7836727982477799483" text:style-name="L8">
        <text:list-item>
          <text:p text:style-name="P28">realignment before 2001 election:</text:p>
          <text:list>
            <text:list-item>
              <text:p text:style-name="P28">perceived failure of reforms (1999)</text:p>
            </text:list-item>
            <text:list-item>
              <text:p text:style-name="P28">stop of economic growth</text:p>
            </text:list-item>
            <text:list-item>
              <text:p text:style-name="P28">corruption scandals of former government</text:p>
            </text:list-item>
          </text:list>
        </text:list-item>
        <text:list-item>
          <text:p text:style-name="P28">after EU accession:</text:p>
          <text:list>
            <text:list-item>
              <text:p text:style-name="P28">deepening perception of political elites as corrupt and out-of-touch with ordinary people</text:p>
            </text:list-item>
            <text:list-item>
              <text:p text:style-name="P28">fear of sell-out of traditional values (Catholic and National)</text:p>
            </text:list-item>
            <text:list-item>
              <text:p text:style-name="P28">only small elite gains profits from integration</text:p>
            </text:list-item>
          </text:list>
        </text:list-item>
      </text:list>
      <text:p text:style-name="P1"/>
      <text:p text:style-name="P3">4. Rise of the PiS:</text:p>
      <text:p text:style-name="P1"/>
      <text:p text:style-name="P1">4.1 Poland 2015</text:p>
      <text:list xml:id="list5863118898434331549" text:style-name="L9">
        <text:list-item>
          <text:p text:style-name="P29">Poland witnessed steady economic growth</text:p>
        </text:list-item>
        <text:list-item>
          <text:p text:style-name="P29">very low unemployment</text:p>
        </text:list-item>
        <text:list-item>
          <text:p text:style-name="P29">high public support for European Integration</text:p>
        </text:list-item>
        <text:list-item>
          <text:p text:style-name="P29">but: feeling that only small elite got most of the profit</text:p>
        </text:list-item>
      </text:list>
      <text:p text:style-name="P1"/>
      <text:p text:style-name="P1">4.2 Reasons</text:p>
      <text:list xml:id="list1995999094777631782" text:style-name="L10">
        <text:list-item>
          <text:p text:style-name="P30">PO’s weakness</text:p>
          <text:list>
            <text:list-item>
              <text:p text:style-name="P30">Duda’s victory in the presidential elections</text:p>
            </text:list-item>
            <text:list-item>
              <text:p text:style-name="P30"><text:soft-page-break/>long tenure in office → lost touch</text:p>
            </text:list-item>
          </text:list>
        </text:list-item>
        <text:list-item>
          <text:p text:style-name="P30">Creation of very successful narratives</text:p>
          <text:list>
            <text:list-item>
              <text:p text:style-name="P30">“Poland in ruins” narrative → pledge to rebuild Poland</text:p>
            </text:list-item>
            <text:list-item>
              <text:p text:style-name="P30">effective use of social media</text:p>
            </text:list-item>
          </text:list>
        </text:list-item>
        <text:list-item>
          <text:p text:style-name="P30">PiS softened its image</text:p>
          <text:list>
            <text:list-item>
              <text:p text:style-name="P30">replacement of controversial personalities</text:p>
            </text:list-item>
            <text:list-item>
              <text:p text:style-name="P30">became more votable</text:p>
            </text:list-item>
          </text:list>
        </text:list-item>
        <text:list-item>
          <text:p text:style-name="P30">Promise of generous economic reforms</text:p>
        </text:list-item>
        <text:list-item>
          <text:p text:style-name="P30">Successful voter mobilization &amp; support of Catholic church</text:p>
        </text:list-item>
        <text:list-item>
          <text:p text:style-name="P30">EU-crisis</text:p>
          <text:list>
            <text:list-item>
              <text:p text:style-name="P30">especially refugees → strong xenophobia</text:p>
            </text:list-item>
          </text:list>
        </text:list-item>
        <text:list-item>
          <text:p text:style-name="P30">Majoritarianism</text:p>
          <text:list>
            <text:list-item>
              <text:p text:style-name="P30">strong concentration effect</text:p>
            </text:list-item>
            <text:list-item>
              <text:p text:style-name="P30">splitting and weakness of left alliance</text:p>
            </text:list-item>
          </text:list>
        </text:list-item>
      </text:list>
      <text:p text:style-name="P1"/>
      <text:p text:style-name="P4">5. Conclusion – Poland</text:p>
      <text:list xml:id="list1692772122915047804" text:style-name="L11">
        <text:list-item>
          <text:p text:style-name="P31">erosion of checks and balances</text:p>
        </text:list-item>
        <text:list-item>
          <text:p text:style-name="P36">conservative catholic values gain increasing importance</text:p>
        </text:list-item>
        <text:list-item>
          <text:p text:style-name="P37">Voters influenced by moral and cultural rather than socio-economic issues</text:p>
        </text:list-item>
        <text:list-item>
          <text:p text:style-name="P38">Important norms: state security, civilizational diversity, and traditional values</text:p>
        </text:list-item>
        <text:list-item>
          <text:p text:style-name="P38">Weakness of moderate parties in addition to the <text:s/>majority vote system helped poulists </text:p>
        </text:list-item>
        <text:list-item>
          <text:p text:style-name="P38">Agrarian populism is replaced by post-peasant populism</text:p>
        </text:list-item>
      </text:list>
      <text:p text:style-name="P14"/>
      <text:p text:style-name="P4">6. Literature</text:p>
      <text:list xml:id="list2051806190849863856" text:style-name="L12">
        <text:list-item>
          <text:p text:style-name="P32"><text:span text:style-name="T5">BUZALKA, Juraj </text:span><text:span text:style-name="T5">(2008)</text:span><text:span text:style-name="T5">: </text:span><text:span text:style-name="T5">Europeanisation and Post-Peasant Populism in Eastern Europe, </text:span><text:span text:style-name="T5">in: <text:s/></text:span><text:span text:style-name="T6">Europe-Asia Studies </text:span><text:span text:style-name="T6">60(5), </text:span><text:span text:style-name="T6">Abingdon, </text:span><text:span text:style-name="T6">p. </text:span><text:span text:style-name="T6">757-771.</text:span></text:p>
        </text:list-item>
        <text:list-item>
          <text:p text:style-name="P32"><text:span text:style-name="T9">C</text:span><text:span text:style-name="T9">ANOVAN</text:span><text:span text:style-name="T9">, Margaret </text:span><text:span text:style-name="T9">(1981)</text:span><text:span text:style-name="T9">: </text:span><text:span text:style-name="T9">Populism, </text:span><text:span text:style-name="T9">London.</text:span></text:p>
        </text:list-item>
        <text:list-item>
          <text:p text:style-name="P32"><text:span text:style-name="T9">D</text:span><text:span text:style-name="T9">ZIEWANOWSKI</text:span><text:span text:style-name="T9">, Marian K. </text:span><text:span text:style-name="T9">(1996)</text:span><text:span text:style-name="T9">: </text:span><text:span text:style-name="T9">Polish Populism, in: </text:span><text:span text:style-name="T9">H</text:span><text:span text:style-name="T9">eld, Joseph (Hrsg.): Populism in Eastern Europe: Racism, Nationalism, and Society, New York, p. </text:span><text:span text:style-name="T14">163-196.</text:span></text:p>
        </text:list-item>
        <text:list-item>
          <text:p text:style-name="P33"><text:span text:style-name="T32">FOMINA, Johanna; KUCHARCZYK, Jacek (2016): Populism and Protest in Poland, in: Journal of Democracy 27(4), </text:span><text:span text:style-name="T32">Baltimore</text:span><text:span text:style-name="T32">, p. 58-68.</text:span></text:p>
        </text:list-item>
        <text:list-item>
          <text:p text:style-name="P32"><text:span text:style-name="T14">H</text:span><text:span text:style-name="T14">ANÁK</text:span><text:span text:style-name="T14">, Péter </text:span><text:span text:style-name="T14">(1996)</text:span><text:span text:style-name="T14">: The Anti-Capitalist Ideology of the Populists, </text:span><text:span text:style-name="T14">i</text:span><text:span text:style-name="T14">n: </text:span><text:span text:style-name="T14">H</text:span><text:span text:style-name="T14">eld, Joseph (Hrsg.): Populism in Eastern Europe. Racism, Nationalism, and Society, New York, p.</text:span><text:span text:style-name="T14"> 145-162.</text:span></text:p>
        </text:list-item>
        <text:list-item>
          <text:p text:style-name="P34"><text:span text:style-name="T32">JASIEWICZ, Krzysztof (2008): The New Populism in Pola</text:span><text:span text:style-name="T32">n</text:span><text:span text:style-name="T32">d: The Usual Suspects?, in: Problems of Post-Communism 55(3), Armonk, p. 7-25.</text:span></text:p>
        </text:list-item>
        <text:list-item>
          <text:p text:style-name="P35">MARCINKIEWICZ, Kamil (2016): Der politische Rechtsdruck in Polen: Analyse von Ursachen und außenpolitischen Konsequenzen, in: Zeitschrift für Außen- und Sicherheitspolitik 9(4), Wiesbaden, p. 463-476.</text:p>
        </text:list-item>
        <text:list-item>
          <text:p text:style-name="P33"><text:span text:style-name="T32">M</text:span><text:span text:style-name="T32">UDDE</text:span><text:span text:style-name="T32">, Cas </text:span><text:span text:style-name="T32">(</text:span><text:span text:style-name="T32">2002</text:span><text:span text:style-name="T32">):</text:span><text:span text:style-name="T32"> In the Name of the Peasantry, the Proletariat, and the People. Populism in Eastern Europe, </text:span><text:span text:style-name="T32">i</text:span><text:span text:style-name="T32">n: </text:span><text:span text:style-name="T32">Mény, Yves; Surel, Yves (Hrsg.): </text:span><text:span text:style-name="T32">Democracies and the Populist Challenge</text:span><text:span text:style-name="T31">,</text:span><text:span text:style-name="T32"> Basingstoke, </text:span><text:span text:style-name="T32">p.</text:span><text:span text:style-name="T32"> 214-233.</text:span></text:p>
        </text:list-item>
        <text:list-item>
          <text:p text:style-name="P33"><text:span text:style-name="T32">OWCZAREK, Dominik (2017): The Roots of Populism in Poland: Unsustainable Growth and Cultural Backlash, in: Woertz, Eckart: Populism in Europe: From Symptom to Alternative?, CIDOB Report n°1, Barcelona, p. </text:span><text:span text:style-name="T32">39-43.</text:span></text:p>
        </text:list-item>
        <text:list-item>
          <text:p text:style-name="P32"><text:span text:style-name="T5">http</text:span><text:span text:style-name="T5">://</text:span><text:span text:style-name="T5">appsso</text:span><text:span text:style-name="T5">.</text:span><text:span text:style-name="T5">eurostat</text:span><text:span text:style-name="T5">.</text:span><text:span text:style-name="T5">ec</text:span><text:span text:style-name="T5">.</text:span><text:span text:style-name="T5">europa</text:span><text:span text:style-name="T5">.</text:span><text:span text:style-name="T5">eu</text:span><text:span text:style-name="T5">/</text:span><text:span text:style-name="T5">nui</text:span><text:span text:style-name="T5">/</text:span><text:span text:style-name="T5">submitViewTsbleAction</text:span><text:span text:style-name="T5">.</text:span><text:span text:style-name="T5">d</text:span><text:span text:style-name="T5">o</text:span><text:span text:style-name="T30"> </text:span><text:span text:style-name="T30">(last access 17.06.17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2" svg:font-family="OpenSymbol" style:font-charset="x-symbol"/>
    <style:font-face style:name="OpenSymbol1" svg:font-family="OpenSymbol"/>
    <style:font-face style:name="Arial2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源ノ角ゴシック Heavy" svg:font-family="'源ノ角ゴシック Heavy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IPA Pゴシック" svg:font-family="'IPA Pゴシック'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Ari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/>
    </style:style>
    <style:style style:name="Objekt_20_mit_20_Pfeilspitze" style:display-name="Objekt mit Pfeilspitz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mit_20_Schatten" style:display-name="Objekt mit Schatten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" style:display-name="Objekt ohne Füllung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kt_20_ohne_20_Füllung_20_und_20_Linie" style:display-name="Objekt ohne Füllung und Lini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körper_20_Blocksatz" style:display-name="Textkörper Blocksatz" style:family="paragraph" style:parent-style-name="Standard" style:default-outline-level="">
      <style:paragraph-properties loext:contextual-spacing="false" fo:margin-left="0cm" fo:margin-right="0cm" fo:margin-top="0cm" fo:margin-bottom="0cm" fo:line-height="150%" fo:text-align="start" style:justify-single-word="false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1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align="center" style:justify-single-word="false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el2" style:family="paragraph" style:parent-style-name="Standard" style:default-outline-level="">
      <style:paragraph-properties loext:contextual-spacing="false" fo:margin-left="0cm" fo:margin-right="0.199cm" fo:margin-top="0.101cm" fo:margin-bottom="0.101cm" style:line-height-at-least="0.353cm" fo:text-align="center" style:justify-single-word="false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1" style:family="paragraph" style:parent-style-name="Standard" style:default-outline-level="">
      <style:paragraph-properties loext:contextual-spacing="false" fo:margin-left="0cm" fo:margin-right="0cm" fo:margin-top="0.42cm" fo:margin-bottom="0.21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Überschrift2" style:family="paragraph" style:parent-style-name="Standard" style:default-outline-level="">
      <style:paragraph-properties loext:contextual-spacing="false" fo:margin-left="0cm" fo:margin-right="0cm" fo:margin-top="0.42cm" fo:margin-bottom="0.21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ßlinie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idnightblue_7e_LT_7e_Gliederung_20_1" style:display-name="Midnightblue~LT~Gliederung 1" style:family="paragraph" style:default-outline-level="">
      <style:paragraph-properties loext:contextual-spacing="false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_7e_LT_7e_Gliederung_20_2" style:display-name="Midnightblue~LT~Gliederung 2" style:family="paragraph" style:parent-style-name="Midnightblue_7e_LT_7e_Gliederung_20_1" style:default-outline-level="">
      <style:paragraph-properties loext:contextual-spacing="false" fo:margin-left="0cm" fo:margin-right="0cm" fo:margin-top="0cm" fo:margin-bottom="0.4cm" fo:text-indent="0cm" style:auto-text-indent="false"/>
      <style:text-properties fo:color="#2c3e50" style:text-outline="false" style:text-line-through-styl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_7e_LT_7e_Gliederung_20_3" style:display-name="Midnightblue~LT~Gliederung 3" style:family="paragraph" style:parent-style-name="Midnightblue_7e_LT_7e_Gliederung_20_2" style:default-outline-level="">
      <style:paragraph-properties loext:contextual-spacing="false" fo:margin-left="0cm" fo:margin-right="0cm" fo:margin-top="0cm" fo:margin-bottom="0.3cm" fo:text-indent="0cm" style:auto-text-indent="false"/>
      <style:text-properties fo:color="#2c3e50" style:text-outline="false" style:text-line-through-styl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_7e_LT_7e_Gliederung_20_4" style:display-name="Midnightblue~LT~Gliederung 4" style:family="paragraph" style:parent-style-name="Midnightblue_7e_LT_7e_Gliederung_20_3" style:default-outline-level="">
      <style:paragraph-properties loext:contextual-spacing="false" fo:margin-left="0cm" fo:margin-right="0cm" fo:margin-top="0cm" fo:margin-bottom="0.199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5" style:display-name="Midnightblue~LT~Gliederung 5" style:family="paragraph" style:parent-style-name="Midnightblue_7e_LT_7e_Gliederung_20_4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6" style:display-name="Midnightblue~LT~Gliederung 6" style:family="paragraph" style:parent-style-name="Midnightblue_7e_LT_7e_Gliederung_20_5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7" style:display-name="Midnightblue~LT~Gliederung 7" style:family="paragraph" style:parent-style-name="Midnightblue_7e_LT_7e_Gliederung_20_6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8" style:display-name="Midnightblue~LT~Gliederung 8" style:family="paragraph" style:parent-style-name="Midnightblue_7e_LT_7e_Gliederung_20_7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Gliederung_20_9" style:display-name="Midnightblue~LT~Gliederung 9" style:family="paragraph" style:parent-style-name="Midnightblue_7e_LT_7e_Gliederung_20_8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_7e_LT_7e_Titel" style:display-name="Midnightblue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font-name="Liberation Serif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Liberation Sans1" style:font-size-complex="12pt" style:text-emphasize="none"/>
    </style:style>
    <style:style style:name="Midnightblue_7e_LT_7e_Untertitel" style:display-name="Midnightblu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2c3e50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_7e_LT_7e_Notizen" style:display-name="Midnightblu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Liberation Serif" fo:font-size="20pt" fo:font-style="normal" fo:text-shadow="none" style:text-underline-style="none" fo:font-weight="normal" style:letter-kerning="true" style:font-name-asian="IPA Pゴシック" style:font-size-asian="20pt" style:font-style-asian="normal" style:font-weight-asian="normal" style:font-name-complex="Liberation Sans1" style:font-size-complex="12pt" style:text-emphasize="none"/>
    </style:style>
    <style:style style:name="Midnightblue_7e_LT_7e_Hintergrundobjekte" style:display-name="Midnightblue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size="16pt" fo:font-weight="normal" style:letter-kerning="true" style:font-name-asian="IPA Pゴシック" style:font-size-asian="16pt" style:font-weight-asian="normal" style:font-name-complex="Liberation Sans1" style:font-size-complex="12pt"/>
    </style:style>
    <style:style style:name="Midnightblue_7e_LT_7e_Hintergrund" style:display-name="Midnightblu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IPA Pゴシック" style:font-size-asian="12pt" style:font-name-complex="Liberation Sans1" style:font-size-complex="12pt"/>
    </style:style>
    <style:style style:name="default" style:family="paragraph" style:default-outline-level="">
      <style:paragraph-properties loext:contextual-spacing="false" fo:margin-left="0cm" fo:margin-right="0cm" fo:margin-top="0cm" fo:margin-bottom="0cm" style:line-height-at-least="0.353cm" fo:text-align="start" style:justify-single-word="false" fo:orphans="2" fo:widows="2" fo:text-indent="0cm" style:auto-text-indent="false" style:writing-mode="lr-tb"/>
      <style:text-properties fo:color="#000000" style:font-name="Arial" fo:font-size="18pt" style:letter-kerning="true" style:font-name-asian="IPA Pゴシック" style:font-size-asian="18pt" style:font-name-complex="Liberation Sans1" style:font-size-complex="12pt"/>
    </style:style>
    <style:style style:name="gray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gray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gray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w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w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w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orang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orang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orang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turquois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turquois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turquois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lu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lu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blu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un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un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un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earth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earth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earth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green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green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green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eetang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eetang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seetang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lightblue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lightblue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lightblue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yellow1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yellow2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yellow3" style:family="paragraph" style:parent-style-name="default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font-name="Arial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size="16pt" fo:font-weight="normal" style:letter-kerning="true" style:font-name-asian="IPA Pゴシック" style:font-size-asian="16pt" style:font-weight-asian="normal" style:font-name-complex="Liberation Sans1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IPA Pゴシック" style:font-size-asian="12pt" style:font-name-complex="Liberation Sans1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Liberation Serif" fo:font-size="20pt" fo:font-style="normal" fo:text-shadow="none" style:text-underline-style="none" fo:font-weight="normal" style:letter-kerning="true" style:font-name-asian="IPA Pゴシック" style:font-size-asian="20pt" style:font-style-asian="normal" style:font-weight-asian="normal" style:font-name-complex="Liberation Sans1" style:font-size-complex="12pt" style:text-emphasize="none"/>
    </style:style>
    <style:style style:name="Gliederung_20_1" style:display-name="Gliederung 1" style:family="paragraph" style:default-outline-level="">
      <style:paragraph-properties loext:contextual-spacing="false" fo:margin-left="0cm" fo:margin-right="0cm" fo:margin-top="0cm" fo:margin-bottom="0.499cm" fo:text-align="start" style:justify-single-word="false" fo:orphans="2" fo:widows="2" fo:text-indent="0cm" style:auto-text-indent="false" style:writing-mode="lr-tb"/>
      <style:text-properties fo:color="#2c3e50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loext:contextual-spacing="false" fo:margin-left="0cm" fo:margin-right="0cm" fo:margin-top="0cm" fo:margin-bottom="0.4cm" fo:text-indent="0cm" style:auto-text-indent="false"/>
      <style:text-properties fo:color="#2c3e50" style:text-outline="false" style:text-line-through-styl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loext:contextual-spacing="false" fo:margin-left="0cm" fo:margin-right="0cm" fo:margin-top="0cm" fo:margin-bottom="0.3cm" fo:text-indent="0cm" style:auto-text-indent="false"/>
      <style:text-properties fo:color="#2c3e50" style:text-outline="false" style:text-line-through-styl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loext:contextual-spacing="false" fo:margin-left="0cm" fo:margin-right="0cm" fo:margin-top="0cm" fo:margin-bottom="0.199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loext:contextual-spacing="false" fo:margin-left="0cm" fo:margin-right="0cm" fo:margin-top="0cm" fo:margin-bottom="0.101cm" fo:text-indent="0cm" style:auto-text-indent="false"/>
      <style:text-properties fo:color="#2c3e50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塗りつぶしなし線なしオブジェクト" style:family="paragraph" style:parent-style-name="Standard" style:default-outline-level="">
      <style:paragraph-properties loext:contextual-spacing="false" fo:margin-left="0cm" fo:margin-right="0cm" fo:margin-top="0cm" fo:margin-bottom="0cm" style:line-height-at-least="0.353cm" fo:text-indent="0cm" style:auto-text-indent="false"/>
      <style:text-properties fo:color="#000000" style:text-outline="false" style:text-line-through-style="none" style:font-name="Liberation Serif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nternetverknüpfung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size="12pt" style:text-underline-style="solid" style:text-underline-width="auto" style:text-underline-color="font-color" style:font-name-asian="IPA Pゴシック" style:font-size-asian="12pt" style:font-name-complex="Liberation Sans1" style:font-size-complex="12pt"/>
    </style:style>
    <style:style style:name="Aufzählungszeichen" style:family="paragraph" style:default-outline-level="">
      <style:paragraph-properties fo:text-align="start" style:justify-single-word="false" fo:orphans="2" fo:widows="2" style:writing-mode="lr-tb"/>
      <style:text-properties style:font-name="OpenSymbol" fo:font-size="12pt" style:font-name-asian="IPA Pゴシック" style:font-size-asian="12pt" style:font-name-complex="Liberation Sans1" style:font-size-complex="12pt"/>
    </style:style>
    <style:style style:name="Midnightblue1_7e_LT_7e_Gliederung_20_1" style:display-name="Midnightblue1~LT~Gliederung 1" style:family="paragraph" style:default-outline-level="">
      <style:paragraph-properties loext:contextual-spacing="false" fo:margin-left="0cm" fo:margin-right="0cm" fo:margin-top="0cm" fo:margin-bottom="0.309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1_7e_LT_7e_Gliederung_20_2" style:display-name="Midnightblue1~LT~Gliederung 2" style:family="paragraph" style:parent-style-name="Midnightblue1_7e_LT_7e_Gliederung_20_1" style:default-outline-level="">
      <style:paragraph-properties loext:contextual-spacing="false" fo:margin-left="0cm" fo:margin-right="0cm" fo:margin-top="0cm" fo:margin-bottom="0.4cm" fo:text-align="start" style:justify-single-word="false" fo:text-indent="0cm" style:auto-text-indent="false"/>
      <style:text-properties fo:color="#ffffff" style:text-outline="false" style:text-line-through-styl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1_7e_LT_7e_Gliederung_20_3" style:display-name="Midnightblue1~LT~Gliederung 3" style:family="paragraph" style:parent-style-name="Midnightblue1_7e_LT_7e_Gliederung_20_2" style:default-outline-level="">
      <style:paragraph-properties loext:contextual-spacing="false" fo:margin-left="0cm" fo:margin-right="0cm" fo:margin-top="0cm" fo:margin-bottom="0.3cm" fo:text-align="start" style:justify-single-word="false" fo:text-indent="0cm" style:auto-text-indent="false"/>
      <style:text-properties fo:color="#ffffff" style:text-outline="false" style:text-line-through-styl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1_7e_LT_7e_Gliederung_20_4" style:display-name="Midnightblue1~LT~Gliederung 4" style:family="paragraph" style:parent-style-name="Midnightblue1_7e_LT_7e_Gliederung_20_3" style:default-outline-level="">
      <style:paragraph-properties loext:contextual-spacing="false" fo:margin-left="0cm" fo:margin-right="0cm" fo:margin-top="0cm" fo:margin-bottom="0.199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5" style:display-name="Midnightblue1~LT~Gliederung 5" style:family="paragraph" style:parent-style-name="Midnightblue1_7e_LT_7e_Gliederung_20_4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6" style:display-name="Midnightblue1~LT~Gliederung 6" style:family="paragraph" style:parent-style-name="Midnightblue1_7e_LT_7e_Gliederung_20_5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7" style:display-name="Midnightblue1~LT~Gliederung 7" style:family="paragraph" style:parent-style-name="Midnightblue1_7e_LT_7e_Gliederung_20_6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8" style:display-name="Midnightblue1~LT~Gliederung 8" style:family="paragraph" style:parent-style-name="Midnightblue1_7e_LT_7e_Gliederung_20_7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Gliederung_20_9" style:display-name="Midnightblue1~LT~Gliederung 9" style:family="paragraph" style:parent-style-name="Midnightblue1_7e_LT_7e_Gliederung_20_8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1_7e_LT_7e_Titel" style:display-name="Midnightblue1~LT~Titel" style:family="paragraph" style:default-outline-level="">
      <style:paragraph-properties fo:line-height="150%" fo:text-align="center" style:justify-single-word="false" fo:orphans="2" fo:widows="2" style:writing-mode="lr-tb"/>
      <style:text-properties fo:color="#ffffff" style:text-outline="false" style:text-line-through-style="none" style:font-name="Liberation Serif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Liberation Sans1" style:font-size-complex="12pt" style:text-emphasize="none"/>
    </style:style>
    <style:style style:name="Midnightblue1_7e_LT_7e_Untertitel" style:display-name="Midnightblue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1_7e_LT_7e_Notizen" style:display-name="Midnightblue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2c3e50" style:text-outline="false" style:text-line-through-style="none" style:font-name="Liberation Serif" fo:font-size="28pt" fo:font-style="normal" fo:text-shadow="none" style:text-underline-style="none" fo:font-weight="normal" style:letter-kerning="true" style:font-name-asian="IPA Pゴシック" style:font-size-asian="28pt" style:font-style-asian="normal" style:font-weight-asian="normal" style:font-name-complex="Liberation Sans1" style:font-size-complex="12pt" style:text-emphasize="none"/>
    </style:style>
    <style:style style:name="Midnightblue1_7e_LT_7e_Hintergrundobjekte" style:display-name="Midnightblue1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size="16pt" fo:font-weight="normal" style:letter-kerning="true" style:font-name-asian="IPA Pゴシック" style:font-size-asian="16pt" style:font-weight-asian="normal" style:font-name-complex="Liberation Sans1" style:font-size-complex="12pt"/>
    </style:style>
    <style:style style:name="Midnightblue1_7e_LT_7e_Hintergrund" style:display-name="Midnightblue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IPA Pゴシック" style:font-size-asian="12pt" style:font-name-complex="Liberation Sans1" style:font-size-complex="12pt"/>
    </style:style>
    <style:style style:name="Midnightblue2_7e_LT_7e_Gliederung_20_1" style:display-name="Midnightblue2~LT~Gliederung 1" style:family="paragraph" style:default-outline-level="">
      <style:paragraph-properties loext:contextual-spacing="false" fo:margin-left="0cm" fo:margin-right="0cm" fo:margin-top="0cm" fo:margin-bottom="0.309cm" fo:text-align="start" style:justify-single-word="false" fo:orphans="2" fo:widows="2" fo:text-indent="0cm" style:auto-text-indent="false" style:writing-mode="lr-tb"/>
      <style:text-properties fo:color="#ffffff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2_7e_LT_7e_Gliederung_20_2" style:display-name="Midnightblue2~LT~Gliederung 2" style:family="paragraph" style:parent-style-name="Midnightblue2_7e_LT_7e_Gliederung_20_1" style:default-outline-level="">
      <style:paragraph-properties loext:contextual-spacing="false" fo:margin-left="0cm" fo:margin-right="0cm" fo:margin-top="0cm" fo:margin-bottom="0.4cm" fo:text-align="start" style:justify-single-word="false" fo:text-indent="0cm" style:auto-text-indent="false"/>
      <style:text-properties fo:color="#ffffff" style:text-outline="false" style:text-line-through-style="none" style:font-name="Liberation Serif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idnightblue2_7e_LT_7e_Gliederung_20_3" style:display-name="Midnightblue2~LT~Gliederung 3" style:family="paragraph" style:parent-style-name="Midnightblue2_7e_LT_7e_Gliederung_20_2" style:default-outline-level="">
      <style:paragraph-properties loext:contextual-spacing="false" fo:margin-left="0cm" fo:margin-right="0cm" fo:margin-top="0cm" fo:margin-bottom="0.3cm" fo:text-align="start" style:justify-single-word="false" fo:text-indent="0cm" style:auto-text-indent="false"/>
      <style:text-properties fo:color="#ffffff" style:text-outline="false" style:text-line-through-styl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idnightblue2_7e_LT_7e_Gliederung_20_4" style:display-name="Midnightblue2~LT~Gliederung 4" style:family="paragraph" style:parent-style-name="Midnightblue2_7e_LT_7e_Gliederung_20_3" style:default-outline-level="">
      <style:paragraph-properties loext:contextual-spacing="false" fo:margin-left="0cm" fo:margin-right="0cm" fo:margin-top="0cm" fo:margin-bottom="0.199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5" style:display-name="Midnightblue2~LT~Gliederung 5" style:family="paragraph" style:parent-style-name="Midnightblue2_7e_LT_7e_Gliederung_20_4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6" style:display-name="Midnightblue2~LT~Gliederung 6" style:family="paragraph" style:parent-style-name="Midnightblue2_7e_LT_7e_Gliederung_20_5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7" style:display-name="Midnightblue2~LT~Gliederung 7" style:family="paragraph" style:parent-style-name="Midnightblue2_7e_LT_7e_Gliederung_20_6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8" style:display-name="Midnightblue2~LT~Gliederung 8" style:family="paragraph" style:parent-style-name="Midnightblue2_7e_LT_7e_Gliederung_20_7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Gliederung_20_9" style:display-name="Midnightblue2~LT~Gliederung 9" style:family="paragraph" style:parent-style-name="Midnightblue2_7e_LT_7e_Gliederung_20_8" style:default-outline-level="">
      <style:paragraph-properties loext:contextual-spacing="false" fo:margin-left="0cm" fo:margin-right="0cm" fo:margin-top="0cm" fo:margin-bottom="0.101cm" fo:text-align="start" style:justify-single-word="false" fo:text-indent="0cm" style:auto-text-indent="false"/>
      <style:text-properties fo:color="#ffffff" style:text-outline="false" style:text-line-through-style="none" style:font-name="Liberation Serif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idnightblue2_7e_LT_7e_Titel" style:display-name="Midnightblue2~LT~Titel" style:family="paragraph" style:default-outline-level="">
      <style:paragraph-properties style:line-height-at-least="0.353cm" fo:text-align="center" style:justify-single-word="false" fo:orphans="2" fo:widows="2" style:writing-mode="lr-tb"/>
      <style:text-properties fo:color="#2c3e50" style:text-outline="false" style:text-line-through-style="none" style:font-name="Liberation Serif" fo:font-size="44pt" fo:font-style="normal" fo:text-shadow="none" style:text-underline-style="none" fo:font-weight="normal" style:letter-kerning="true" style:font-name-asian="IPA Pゴシック" style:font-size-asian="44pt" style:font-style-asian="normal" style:font-weight-asian="normal" style:font-name-complex="Liberation Sans1" style:font-size-complex="12pt" style:text-emphasize="none"/>
    </style:style>
    <style:style style:name="Midnightblue2_7e_LT_7e_Untertitel" style:display-name="Midnightblue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ffffff" style:text-outline="false" style:text-line-through-style="none" style:font-name="Liberation Serif" fo:font-size="32pt" fo:font-style="normal" fo:text-shadow="none" style:text-underline-style="none" fo:font-weight="normal" style:letter-kerning="true" style:font-name-asian="IPA Pゴシック" style:font-size-asian="32pt" style:font-style-asian="normal" style:font-weight-asian="normal" style:font-name-complex="Liberation Sans1" style:font-size-complex="12pt" style:text-emphasize="none"/>
    </style:style>
    <style:style style:name="Midnightblue2_7e_LT_7e_Notizen" style:display-name="Midnightblue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font-name="Liberation Serif" fo:font-size="28pt" fo:font-style="normal" fo:text-shadow="none" style:text-underline-style="none" fo:font-weight="normal" style:letter-kerning="true" style:font-name-asian="IPA Pゴシック" style:font-size-asian="28pt" style:font-style-asian="normal" style:font-weight-asian="normal" style:font-name-complex="Liberation Sans1" style:font-size-complex="12pt" style:text-emphasize="none"/>
    </style:style>
    <style:style style:name="Midnightblue2_7e_LT_7e_Hintergrundobjekte" style:display-name="Midnightblue2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源ノ角ゴシック Heavy" fo:font-size="16pt" fo:font-weight="normal" style:letter-kerning="true" style:font-name-asian="IPA Pゴシック" style:font-size-asian="16pt" style:font-weight-asian="normal" style:font-name-complex="Liberation Sans1" style:font-size-complex="12pt"/>
    </style:style>
    <style:style style:name="Midnightblue2_7e_LT_7e_Hintergrund" style:display-name="Midnightblue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size="12pt" style:letter-kerning="true" style:font-name-asian="IPA Pゴシック" style:font-size-asian="12pt" style:font-name-complex="Liberation Sans1" style:font-size-complex="12pt"/>
    </style:style>
    <style:style style:name="Bullet_20_Symbols" style:display-name="Bullet Symbols" style:family="text">
      <style:text-properties style:font-name="OpenSymbol2" style:font-name-asian="OpenSymbol2" style:font-name-complex="OpenSymbo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16T17:20:36.272000000</meta:creation-date>
    <dc:date>2017-10-26T17:23:19</dc:date>
    <meta:editing-duration>P1DT5H48M19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3" meta:paragraph-count="97" meta:word-count="1102" meta:character-count="7053"/>
    <dc:creator>Anna Peters</dc:creator>
  </office:meta>
</office:document-meta>
</file>